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Heading_20_1" style:list-style-name=""/>
    <style:style style:name="P5" style:family="paragraph" style:parent-style-name="Heading_20_1">
      <style:paragraph-properties fo:break-before="page"/>
      <style:text-properties officeooo:rsid="000f8528" officeooo:paragraph-rsid="000f8528"/>
    </style:style>
    <style:style style:name="P6" style:family="paragraph" style:parent-style-name="Heading_20_1">
      <style:text-properties officeooo:rsid="000f8528" officeooo:paragraph-rsid="000f8528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style:font-name="system-ui" fo:font-size="12pt" fo:letter-spacing="normal" fo:font-style="normal" fo:font-weight="normal" officeooo:paragraph-rsid="000f2631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style:font-name="system-ui" fo:font-size="12pt" fo:letter-spacing="normal" fo:font-style="normal" fo:font-weight="normal"/>
    </style:style>
    <style:style style:name="T1" style:family="text">
      <style:text-properties officeooo:rsid="000f852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Índice</text:p>
          </text:index-title>
          <text:p text:style-name="P1"><text:a xlink:type="simple" xlink:href="#__RefHeading___Toc113_4275872574" text:style-name="Index_20_Link" text:visited-style-name="Index_20_Link">1. O que é css<text:tab/>2</text:a></text:p>
          <text:p text:style-name="P1"><text:a xlink:type="simple" xlink:href="#__RefHeading___Toc137_3756461734" text:style-name="Index_20_Link" text:visited-style-name="Index_20_Link">2. Vantagem<text:tab/>2</text:a></text:p>
        </text:index-body>
      </text:table-of-content>
      <text:h text:style-name="P4" text:outline-level="1"/>
      <text:h text:style-name="P5" text:outline-level="1"><text:bookmark-start text:name="__RefHeading___Toc113_4275872574"/>O que é css<text:bookmark-end text:name="__RefHeading___Toc113_4275872574"/></text:h>
      <text:p text:style-name="P8">O CSS (Cascading Style Sheets) é uma linguagem de estilo utilizada para separar a apresentação de conteúdo em documentos HTML. </text:p>
      <text:h text:style-name="P6" text:outline-level="1"><text:bookmark-start text:name="__RefHeading___Toc137_3756461734"/>Vantagem<text:bookmark-end text:name="__RefHeading___Toc137_3756461734"/></text:h>
      <text:p text:style-name="P8"><text:span text:style-name="T1">O C</text:span>SS permite a reutilização de estilos em diferentes páginas e documentos, o que significa que as aparências podem ser atualizadas em todo o site com apenas algumas alterações no código CSS. Isso é extremamente útil quando se trata de manutenção e atualização de um site, pois economiza tempo e esforço.</text:p>
      <text:p text:style-name="P8"/>
      <text:p text:style-name="P8">Outra vantagem do CSS é a sua capacidade de tornar as páginas web mais acessíveis. Com o CSS, é possível criar estilos que atendam aos requisitos de acessibilidade, como altura de linhas, tamanho de fonte, cores de contraste e muito mais. Isso garante que todos os usuários, incluindo aqueles com deficiências visuais, possam acessar e navegar pelo site sem dificuldades.</text:p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ystem-ui" svg:font-family="system-ui, apple-system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-" style:num-suffix="-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3T22:55:55.787000000</meta:creation-date>
    <dc:date>2023-02-01T22:31:08.581000000</dc:date>
    <meta:editing-duration>PT39M6S</meta:editing-duration>
    <meta:editing-cycles>3</meta:editing-cycles>
    <meta:generator>LibreOffice/7.4.4.2$Windows_X86_64 LibreOffice_project/85569322deea74ec9134968a29af2df5663baa21</meta:generator>
    <meta:document-statistic meta:table-count="0" meta:image-count="0" meta:object-count="0" meta:page-count="2" meta:paragraph-count="8" meta:word-count="148" meta:character-count="860" meta:non-whitespace-character-count="721"/>
  </office:meta>
</office:document-meta>
</file>